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0"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1" style:family="paragraph" style:parent-style-name="Text_20_body">
      <style:text-properties officeooo:paragraph-rsid="005e2ff6"/>
    </style:style>
    <style:style style:name="P12" style:family="paragraph" style:parent-style-name="Text_20_body">
      <style:text-properties officeooo:rsid="012e8022" officeooo:paragraph-rsid="012e8022"/>
    </style:style>
    <style:style style:name="P13" style:family="paragraph" style:parent-style-name="Text_20_body">
      <style:text-properties officeooo:rsid="012e8022" officeooo:paragraph-rsid="0271d6de"/>
    </style:style>
    <style:style style:name="P14" style:family="paragraph" style:parent-style-name="Text_20_body">
      <style:text-properties officeooo:rsid="012e8022" officeooo:paragraph-rsid="0274101a"/>
    </style:style>
    <style:style style:name="P15" style:family="paragraph" style:parent-style-name="Text_20_body">
      <style:text-properties officeooo:rsid="012feaf2" officeooo:paragraph-rsid="012feaf2"/>
    </style:style>
    <style:style style:name="P16" style:family="paragraph" style:parent-style-name="Text_20_body">
      <style:text-properties officeooo:rsid="0131d58d" officeooo:paragraph-rsid="0131d58d"/>
    </style:style>
    <style:style style:name="P17" style:family="paragraph" style:parent-style-name="Text_20_body">
      <style:text-properties officeooo:rsid="0134e99d" officeooo:paragraph-rsid="0134e99d"/>
    </style:style>
    <style:style style:name="P18" style:family="paragraph" style:parent-style-name="Text_20_body">
      <style:text-properties officeooo:paragraph-rsid="0271d6de"/>
    </style:style>
    <style:style style:name="P19" style:family="paragraph" style:parent-style-name="Text_20_body">
      <style:text-properties officeooo:paragraph-rsid="027327ca"/>
    </style:style>
    <style:style style:name="P20" style:family="paragraph" style:parent-style-name="Text_20_body">
      <style:text-properties officeooo:paragraph-rsid="0274101a"/>
    </style:style>
    <style:style style:name="P21" style:family="paragraph" style:parent-style-name="Text_20_body">
      <style:text-properties officeooo:rsid="0274101a" officeooo:paragraph-rsid="0274101a"/>
    </style:style>
    <style:style style:name="P22" style:family="paragraph" style:parent-style-name="Text_20_body">
      <style:text-properties officeooo:rsid="02749669" officeooo:paragraph-rsid="02749669"/>
    </style:style>
    <style:style style:name="P23" style:family="paragraph" style:parent-style-name="Text_20_body">
      <style:text-properties fo:font-weight="bold" officeooo:rsid="02749669" officeooo:paragraph-rsid="02749669" style:font-weight-asian="bold" style:font-weight-complex="bold"/>
    </style:style>
    <style:style style:name="P24" style:family="paragraph" style:parent-style-name="Text_20_body">
      <style:text-properties officeooo:rsid="02791c2f" officeooo:paragraph-rsid="02791c2f"/>
    </style:style>
    <style:style style:name="P25" style:family="paragraph" style:parent-style-name="Text_20_body">
      <style:text-properties officeooo:paragraph-rsid="02791c2f"/>
    </style:style>
    <style:style style:name="P26" style:family="paragraph" style:parent-style-name="Text_20_body">
      <style:text-properties officeooo:rsid="009d9a48" officeooo:paragraph-rsid="009d9a48"/>
    </style:style>
    <style:style style:name="P27" style:family="paragraph" style:parent-style-name="Text_20_body">
      <style:text-properties officeooo:rsid="027f0141" officeooo:paragraph-rsid="027f0141"/>
    </style:style>
    <style:style style:name="P28" style:family="paragraph" style:parent-style-name="Text_20_body">
      <style:text-properties officeooo:paragraph-rsid="027f0141"/>
    </style:style>
    <style:style style:name="P29" style:family="paragraph" style:parent-style-name="Text_20_body" style:master-page-name="">
      <style:paragraph-properties style:page-number="auto" fo:keep-with-next="always"/>
      <style:text-properties officeooo:rsid="009d9a48" officeooo:paragraph-rsid="009d9a48"/>
    </style:style>
    <style:style style:name="P30" style:family="paragraph" style:parent-style-name="Code">
      <style:text-properties officeooo:rsid="012e8022" officeooo:paragraph-rsid="0274101a"/>
    </style:style>
    <style:style style:name="P31" style:family="paragraph" style:parent-style-name="Code">
      <style:text-properties officeooo:paragraph-rsid="0274101a"/>
    </style:style>
    <style:style style:name="P32" style:family="paragraph" style:parent-style-name="Code">
      <style:text-properties officeooo:rsid="02749669" officeooo:paragraph-rsid="02749669"/>
    </style:style>
    <style:style style:name="P33" style:family="paragraph" style:parent-style-name="Code">
      <style:text-properties officeooo:rsid="0134e99d" officeooo:paragraph-rsid="02749669"/>
    </style:style>
    <style:style style:name="P34" style:family="paragraph" style:parent-style-name="Text_20_body">
      <style:paragraph-properties fo:margin-top="0cm" fo:margin-bottom="0.42cm" loext:contextual-spacing="false" fo:text-align="center" style:justify-single-word="false"/>
    </style:style>
    <style:style style:name="P35" style:family="paragraph" style:parent-style-name="Title">
      <style:paragraph-properties fo:margin-top="3cm" fo:margin-bottom="0.499cm" loext:contextual-spacing="false"/>
      <style:text-properties officeooo:rsid="0271d6de" officeooo:paragraph-rsid="027afee9"/>
    </style:style>
    <style:style style:name="P36" style:family="paragraph" style:parent-style-name="Subtitle">
      <style:paragraph-properties fo:margin-top="2cm" fo:margin-bottom="2cm" loext:contextual-spacing="false"/>
      <style:text-properties officeooo:rsid="02791c2f" officeooo:paragraph-rsid="027afee9"/>
    </style:style>
    <style:style style:name="P37" style:family="paragraph" style:parent-style-name="Heading_20_5">
      <style:text-properties officeooo:paragraph-rsid="02552fdc"/>
    </style:style>
    <style:style style:name="P38" style:family="paragraph" style:parent-style-name="Subtitle" style:master-page-name="HTML_20_First_20_Page">
      <style:paragraph-properties style:page-number="auto"/>
      <style:text-properties officeooo:rsid="005b849a"/>
    </style:style>
    <style:style style:name="P39" style:family="paragraph" style:parent-style-name="Heading_20_2">
      <style:text-properties officeooo:rsid="005b849a" officeooo:paragraph-rsid="005e2ff6"/>
    </style:style>
    <style:style style:name="P40" style:family="paragraph" style:parent-style-name="Heading_20_2">
      <style:text-properties officeooo:rsid="009d9a48" officeooo:paragraph-rsid="009d9a48"/>
    </style:style>
    <style:style style:name="P41" style:family="paragraph" style:parent-style-name="Heading_20_2">
      <style:text-properties officeooo:rsid="0274101a" officeooo:paragraph-rsid="012e8022"/>
    </style:style>
    <style:style style:name="P42" style:family="paragraph" style:parent-style-name="Heading_20_2">
      <style:text-properties officeooo:rsid="0274101a" officeooo:paragraph-rsid="0274101a"/>
    </style:style>
    <style:style style:name="P43" style:family="paragraph" style:parent-style-name="Heading_20_2">
      <style:text-properties officeooo:rsid="012e8022" officeooo:paragraph-rsid="012e8022"/>
    </style:style>
    <style:style style:name="P44" style:family="paragraph" style:parent-style-name="Heading_20_2">
      <style:text-properties officeooo:rsid="02749669" officeooo:paragraph-rsid="02749669"/>
    </style:style>
    <style:style style:name="P45" style:family="paragraph" style:parent-style-name="Heading_20_4">
      <style:text-properties officeooo:paragraph-rsid="02791c2f"/>
    </style:style>
    <style:style style:name="P46" style:family="paragraph" style:parent-style-name="Heading_20_4">
      <style:text-properties officeooo:rsid="00af6780" officeooo:paragraph-rsid="027f6644"/>
    </style:style>
    <style:style style:name="P47" style:family="paragraph" style:parent-style-name="Heading_20_4">
      <style:text-properties officeooo:rsid="00af6780" officeooo:paragraph-rsid="00af6780"/>
    </style:style>
    <style:style style:name="P48" style:family="paragraph" style:parent-style-name="Heading_20_4">
      <style:text-properties officeooo:rsid="00af6780" officeooo:paragraph-rsid="028078d5"/>
    </style:style>
    <style:style style:name="P49" style:family="paragraph" style:parent-style-name="Heading_20_1">
      <style:text-properties officeooo:rsid="0271d6de" officeooo:paragraph-rsid="0271d6de"/>
    </style:style>
    <style:style style:name="P50" style:family="paragraph" style:parent-style-name="Heading_20_1">
      <style:text-properties officeooo:rsid="012e8022" officeooo:paragraph-rsid="012e8022"/>
    </style:style>
    <style:style style:name="P51" style:family="paragraph" style:parent-style-name="Heading_20_1">
      <style:text-properties officeooo:rsid="00af6780" officeooo:paragraph-rsid="00af6780"/>
    </style:style>
    <style:style style:name="P52" style:family="paragraph" style:parent-style-name="Heading_20_1" style:master-page-name="HTML">
      <style:paragraph-properties style:page-number="auto"/>
      <style:text-properties officeooo:rsid="005b849a" officeooo:paragraph-rsid="005e2ff6"/>
    </style:style>
    <style:style style:name="P53" style:family="paragraph" style:parent-style-name="Heading_20_3">
      <style:text-properties officeooo:rsid="0274101a" officeooo:paragraph-rsid="0274101a"/>
    </style:style>
    <style:style style:name="P54" style:family="paragraph" style:parent-style-name="Text_20_body" style:list-style-name="L1">
      <style:text-properties officeooo:paragraph-rsid="027327ca"/>
    </style:style>
    <style:style style:name="P55" style:family="paragraph" style:parent-style-name="Text_20_body" style:list-style-name="L1">
      <style:text-properties officeooo:rsid="027f6644" officeooo:paragraph-rsid="027f6644"/>
    </style:style>
    <style:style style:name="P56" style:family="paragraph" style:parent-style-name="Text_20_body" style:list-style-name="L7">
      <style:text-properties officeooo:rsid="027f6644" officeooo:paragraph-rsid="027f6644"/>
    </style:style>
    <style:style style:name="P57" style:family="paragraph" style:parent-style-name="Text_20_body" style:list-style-name="L7">
      <style:text-properties officeooo:rsid="027f6644" officeooo:paragraph-rsid="028078d5"/>
    </style:style>
    <style:style style:name="P58" style:family="paragraph" style:parent-style-name="Text_20_body" style:list-style-name="L2">
      <style:text-properties officeooo:paragraph-rsid="027327ca"/>
    </style:style>
    <style:style style:name="P59" style:family="paragraph" style:parent-style-name="Text_20_body" style:list-style-name="L3">
      <style:text-properties officeooo:paragraph-rsid="0271d6de"/>
    </style:style>
    <style:style style:name="P60" style:family="paragraph" style:parent-style-name="Text_20_body" style:list-style-name="L3">
      <style:text-properties fo:font-style="italic" officeooo:paragraph-rsid="0271d6de" style:font-style-asian="italic" style:font-style-complex="italic"/>
    </style:style>
    <style:style style:name="P61" style:family="paragraph" style:parent-style-name="Text_20_body" style:list-style-name="L6">
      <style:text-properties fo:font-style="italic" officeooo:rsid="012e8022" officeooo:paragraph-rsid="012e8022" style:font-style-asian="italic" style:font-style-complex="italic"/>
    </style:style>
    <style:style style:name="P62" style:family="paragraph" style:parent-style-name="Text_20_body" style:list-style-name="L4">
      <style:text-properties officeooo:paragraph-rsid="0271d6de"/>
    </style:style>
    <style:style style:name="P63" style:family="paragraph" style:parent-style-name="Text_20_body" style:list-style-name="L5">
      <style:text-properties officeooo:paragraph-rsid="0271d6de"/>
    </style:style>
    <style:style style:name="P64" style:family="paragraph" style:parent-style-name="Text_20_body" style:list-style-name="L6">
      <style:text-properties officeooo:paragraph-rsid="012e8022"/>
    </style:style>
    <style:style style:name="P65" style:family="paragraph" style:parent-style-name="Text_20_body" style:list-style-name="L6">
      <style:text-properties officeooo:rsid="0274101a" officeooo:paragraph-rsid="0274101a"/>
    </style:style>
    <style:style style:name="P66" style:family="paragraph" style:parent-style-name="Text_20_body" style:list-style-name="L7">
      <style:text-properties officeooo:rsid="00af6780" officeooo:paragraph-rsid="00af678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7f6644"/>
    </style:style>
    <style:style style:name="T45" style:family="text">
      <style:text-properties officeooo:rsid="028078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5"><text:title>Book Lib Connect</text:title></text:p>
      <text:p text:style-name="Subtitle_20_2"><text:reference-mark-start text:name="Versionsstand"/>Version 0.<text:span text:style-name="T44">1</text:span>.<text:span text:style-name="T45">2</text:span><text:reference-mark-end text:name="Versionsstand"/></text:p>
      <text:p text:style-name="P36">User Guide</text:p>
      <text:p text:style-name="P34"><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52" text:outline-level="1">Overview</text:h>
      <text:h text:style-name="P39"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1"><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39" text:outline-level="2">Features</text:h>
      <text:p text:style-name="P19">Book Lib Connect is an Audible downloader app. It should be seen as temporary/preview project, <text:span text:style-name="T41">because</text:span> its features will become a<text:span text:style-name="T41">n integrated</text:span> component in future AAX Audible Converter 2.</text:p>
      <text:list xml:id="list1454187448" text:style-name="L1">
        <text:list-item>
          <text:p text:style-name="P54">Direct download from the Amazon/Audible server.</text:p>
        </text:list-item>
        <text:list-item>
          <text:p text:style-name="P54">Sign-in via standard web browser to register a “device”, app will not see user’s credentials.</text:p>
        </text:list-item>
        <text:list-item>
          <text:p text:style-name="P54">List your book library and select titles for download.</text:p>
        </text:list-item>
        <text:list-item>
          <text:p text:style-name="P54">Download your books and convert to plain .m4b files.</text:p>
        </text:list-item>
        <text:list-item>
          <text:p text:style-name="P55">Detailed progress monitoring.</text:p>
        </text:list-item>
        <text:list-item>
          <text:p text:style-name="P54">Optionally export as .aax files for AAX Audio Converter 1 compatibility.</text:p>
        </text:list-item>
      </text:list>
      <text:h text:style-name="P40" text:outline-level="2">System Environment</text:h>
      <text:p text:style-name="P29">AAX Audio Converter will run on Windows <text:span text:style-name="T31">64bit. Minimum Windows version is 7</text:span>.</text:p>
      <text:p text:style-name="P26">The application requires .Net <text:span text:style-name="T31">5</text:span> <text:span text:style-name="T31">64 bit t</text:span>o be installed. On Windows 10 systems this should normally be the case, if the system is kept up to date.</text:p>
      <text:p text:style-name="P27">If not, the app will prompt you for downloading .Net 5 and open the link in your default web browser. From the many options, pick<text:span text:style-name="T12"> .Net 5 Runtime x64 for Windows desktop</text:span><text:span text:style-name="T43">.</text:span></text:p>
      <text:h text:style-name="P49" text:outline-level="1">Usage</text:h>
      <text:p text:style-name="P19"><text:span text:style-name="T33">The app should be ready for use a</text:span>fter completing the start-up wizard on the first launch of the app. Settings can be changed later.</text:p>
      <text:p text:style-name="P28"><text:span text:style-name="T11">Note:</text:span><text:span text:style-name="T10"> the initial start can be rather slow, depending on your machine, your network connection and the size of your book library.</text:span></text:p>
      <text:p text:style-name="P19">Basic workflow:</text:p>
      <text:list xml:id="list237115452" text:style-name="L2">
        <text:list-item>
          <text:p text:style-name="P58">Open the <text:span text:style-name="Keyphrase">library list dialog</text:span> and select books for download: <text:span text:style-name="T33">[</text:span><text:span text:style-name="Keyphrase">Download</text:span><text:span text:style-name="T33">]</text:span> button</text:p>
        </text:list-item>
        <text:list-item>
          <text:p text:style-name="P58">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3455598104" text:style-name="L3">
        <text:list-item>
          <text:p text:style-name="P59">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59">Click the button to let the app create an initial URL for Amazon/Audible.</text:p>
        </text:list-item>
        <text:list-item>
          <text:p text:style-name="P59"><text:span text:style-name="T32">Click the button to open</text:span> that URL in your <text:span text:style-name="T32">default </text:span>web browser or copy/paste the URL into <text:span text:style-name="T32">any other web</text:span> browser.</text:p>
        </text:list-item>
        <text:list-item>
          <text:p text:style-name="P59">Follow the Amazon/Audible login instructions in your browser. Sign in with the credentials for your account. Solve any captchas and confirm your identity if Amazon sends you a 2-factor-authentication message.</text:p>
          <text:p text:style-name="P60"><text:span text:style-name="T13">Note</text:span><text:span text:style-name="T32">: </text:span>Since the sign-in procedure is external to the app, the app will not get to know your account credentials.</text:p>
        </text:list-item>
        <text:list-item>
          <text:p text:style-name="P59">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59">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59">The app will save the access data for the device registered for future use. Since the data contains sensitive information, like the access token and a private key, the saved data will be encrypted by default. </text:p>
        </text:list-item>
        <text:list-item>
          <text:p text:style-name="P59">The app will offer you to set an alias name for your account, in a separate dialog. Depending on context and settings, this may happen now or later, when you access your library the first time.</text:p>
        </text:list-item>
      </text:list>
      <text:p text:style-name="P18"><text:soft-page-break/></text:p>
      <text:p text:style-name="P18"/>
      <text:h text:style-name="Heading_20_2" text:outline-level="2">Library list <text:span text:style-name="T32">dialog</text:span></text:h>
      <text:p text:style-name="P18">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2124105867" text:style-name="L4">
        <text:list-item>
          <text:p text:style-name="P62">Each book row starts with an icon indicating the current state, whether remote, downloaded, unlocked or converted. <text:s/><text:span text:style-name="T32">The icons should be self-explaining.</text:span></text:p>
        </text:list-item>
        <text:list-item>
          <text:p text:style-name="P62">All columns in the list are sortable.</text:p>
        </text:list-item>
        <text:list-item>
          <text:p text:style-name="P62">Select any single row for further information on a book.</text:p>
        </text:list-item>
        <text:list-item>
          <text:p text:style-name="P62">To mark books for download, select the rows and click <text:span text:style-name="T32">[</text:span><text:span text:style-name="Keyphrase">Add Selected</text:span><text:span text:style-name="T32">]</text:span> </text:p>
        </text:list-item>
        <text:list-item>
          <text:p text:style-name="P62">The marked books will appear in the book list in the main window. </text:p>
        </text:list-item>
        <text:list-item>
          <text:p text:style-name="P62">For multi-part books and if multi-part download has been enabled in the settings, the main window book list will show <text:span text:style-name="T32">one</text:span> row for each part.</text:p>
        </text:list-item>
      </text:list>
      <text:h text:style-name="Heading_20_2" text:outline-level="2">Download, decrypt and export</text:h>
      <text:list xml:id="list2315132238" text:style-name="L5">
        <text:list-item>
          <text:p text:style-name="P63"><text:span text:style-name="T32">In the main window, s</text:span>elect the books you want to process. <text:span text:style-name="T32">Initially</text:span>, all books in the main window list will be selected.</text:p>
        </text:list-item>
        <text:list-item>
          <text:p text:style-name="P63">Click <text:span text:style-name="T42">[</text:span><text:span text:style-name="Keyphrase">Run</text:span><text:span text:style-name="T42">]</text:span> to start the process. Progress will be shown with the progress bars and the icons for each book or part.</text:p>
        </text:list-item>
        <text:list-item>
          <text:p text:style-name="P63">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63"><text:span text:style-name="Keyphrase">Unlocked</text:span><text:span text:style-name="T32"> books will be found in the Download folder, </text:span><text:span text:style-name="Keyphrase">exported</text:span><text:span text:style-name="T32"> books in the Export folder.</text:span></text:p>
        </text:list-item>
      </text:list>
      <text:p text:style-name="P18"/>
      <text:h text:style-name="Heading_20_1" text:outline-level="1">Settings</text:h>
      <text:h text:style-name="Heading_20_2" text:outline-level="2">Profile settings: </text:h>
      <text:p text:style-name="P20"><text:span text:style-name="T38">C</text:span>lick <text:span text:style-name="T38">the [</text:span><text:span text:style-name="Keyphrase">Profiles</text:span><text:span text:style-name="T38">] </text:span>button to <text:span text:style-name="T33">o</text:span>pen the manage profiles dialog.</text:p>
      <text:p text:style-name="P18"/>
      <text:h text:style-name="Heading_20_3" text:outline-level="3">Manage profiles dialog</text:h>
      <text:p text:style-name="P18">You can create more than one profile, for a different region or a different account. But you can only have one profile for any account/region combination.</text:p>
      <text:p text:style-name="P18">Only one profile can be active at a time. To switch the profile, select the profile from the drop down list.</text:p>
      <text:p text:style-name="P24">Click [<text:span text:style-name="Keyphrase">Add</text:span>] to create an additional profile, see <text:bookmark-ref text:reference-format="direction" text:ref-name="__RefHeading___Toc8095_869413676">above</text:bookmark-ref>.</text:p>
      <text:p text:style-name="P18">You can also remove a profile. However, removing a profile only removes it locally. You should delete any device no longer needed on the Amazon website, under the account management options.</text:p>
      <text:p text:style-name="P24">The configuration data with all your profiles is sensitive information. Leave the encryption on, in almost any case, unless you are absolutely sure what you are doing. </text:p>
      <text:p text:style-name="P10">Important: <text:span text:style-name="T39">Never share your profile configuration with anyone</text:span>. </text:p>
      <text:p text:style-name="P18"/>
      <text:h text:style-name="Heading_20_2" text:outline-level="2">Download settings</text:h>
      <text:h text:style-name="P45" text:outline-level="4">Auto <text:span text:style-name="T38">connect</text:span> </text:h>
      <text:p text:style-name="Text_20_body">Determines whether the access token for the current profile and the associated device will be refreshed on program start. If not set, refreshing will be triggered when the <text:span text:style-name="T38">[D</text:span><text:span text:style-name="Keyphrase">ownload</text:span><text:span text:style-name="T38">]</text:span> button is clicked. In both cases, this may take a moment.</text:p>
      <text:h text:style-name="Heading_20_4" text:outline-level="4">Auto update book lib</text:h>
      <text:p text:style-name="P25"><text:span text:style-name="T38">D</text:span>etermines whether the local book list (which is stored in an SQLite database) is updated on program start. <text:span text:style-name="T38">If not set</text:span> <text:span text:style-name="T38">it will be updated when </text:span>clicking <text:span text:style-name="T38">[</text:span><text:span text:style-name="Keyphrase">Download</text:span><text:span text:style-name="T38">]</text:span> the fi<text:span text:style-name="T38">r</text:span>st time. In both cases this make take a while, <text:span text:style-name="T38">especially</text:span> when using the profile for the fist time.</text:p>
      <text:h text:style-name="Heading_20_4" text:outline-level="4">Auto open download dialog</text:h>
      <text:p text:style-name="P25"><text:span text:style-name="T38">S</text:span>aves you the extra button cl<text:span text:style-name="T38">i</text:span>ck <text:span text:style-name="T38">if set</text:span>.</text:p>
      <text:h text:style-name="Heading_20_4" text:outline-level="4"><text:soft-page-break/>Multi-part download</text:h>
      <text:p text:style-name="P25">If set, all books offered as multi-part downloads will be downloaded by part. </text:p>
      <text:h text:style-name="Heading_20_4" text:outline-level="4">Adult <text:span text:style-name="T38">products</text:span></text:h>
      <text:p text:style-name="P25">A filter to show or hide books <text:span text:style-name="T38">designated</text:span> by Audible for an adult audience.</text:p>
      <text:h text:style-name="Heading_20_4" text:outline-level="4">Keep encrypted files</text:h>
      <text:p text:style-name="P25">The download process will automatically decrypt the books. As all metadata will be left untouched by this step there is usually no need to keep the encrypted files.</text:p>
      <text:h text:style-name="Heading_20_4" text:outline-level="4">Initial sorting</text:h>
      <text:p text:style-name="P25">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5">Where your downloaded books end up. Default is </text:p>
      <text:p text:style-name="P25"><text:span text:style-name="Code">&lt;user&gt;\Music\Audible\Download </text:span></text:p>
      <text:p text:style-name="P18"><text:s/></text:p>
      <text:h text:style-name="Heading_20_2" text:outline-level="2">Export settings</text:h>
      <text:h text:style-name="Heading_20_4" text:outline-level="4">Export <text:span text:style-name="T38">as</text:span> .aax</text:h>
      <text:p text:style-name="P25">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18">For this the .m4b files are simply copied to .aax, but additional meta data is extracted from the local database <text:s/>and saved as .json files, for chapter names and series information, AAX Audio Converter will use such meta data if <text:span text:style-name="T38">available.</text:span> </text:p>
      <text:h text:style-name="Heading_20_4" text:outline-level="4">Export folder</text:h>
      <text:p text:style-name="P25">Where your exported books end up. Default is </text:p>
      <text:p text:style-name="P25"><text:span text:style-name="Code">&lt;user&gt;\Music\Audible\Export</text:span></text:p>
      <text:h text:style-name="P37" text:outline-level="5"/>
      <text:h text:style-name="P50" text:outline-level="1">Log <text:span text:style-name="T31">files</text:span></text:h>
      <text:p text:style-name="P13">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9">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3164478978" text:style-name="L6">
        <text:list-item>
          <text:p text:style-name="P64"><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61">Book meta data, like author/narrator name and book title.. </text:p>
        </text:list-item>
        <text:list-item>
          <text:p text:style-name="P65"><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41" text:outline-level="2">Logging</text:h>
      <text:p text:style-name="P21">Logging <text:span text:style-name="T35">is </text:span>enabled by default. Default log level is 3.</text:p>
      <text:p text:style-name="P14"><text:span text:style-name="T33">To change the log level,</text:span> <text:span text:style-name="T33">either start the app with an additional program argument or modify appsettings.json.</text:span></text:p>
      <text:p text:style-name="P22">Depending on log level, the app will also write a number of temporary plain text or json files. </text:p>
      <text:h text:style-name="P53" text:outline-level="3">Program argument</text:h>
      <text:p text:style-name="P14"><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2">Th<text:span text:style-name="T30">e argument </text:span>can be <text:span text:style-name="T30">passed</text:span> from a Command or PowerShell window <text:span text:style-name="T29">or from a Windows desktop shortcut.</text:span></text:p>
      <text:p text:style-name="P12">From a Command window:</text:p>
      <text:p text:style-name="Code">"C:\Program Files\audiamus\<text:span text:style-name="T33">Book Lib Connect</text:span>\<text:span text:style-name="T33">BookLibConnect</text:span>.exe" -Log=3</text:p>
      <text:p text:style-name="P12">From a PowerShell window:</text:p>
      <text:p text:style-name="P30">cd 'C:\Program Files\audiamus\<text:span text:style-name="T33">Book Lib Connect</text:span>'<text:line-break/>.\<text:span text:style-name="T33">BookLibConnect </text:span>.exe -Log=3</text:p>
      <text:h text:style-name="P42" text:outline-level="2"><text:soft-page-break/>Appsettings.json</text:h>
      <text:p text:style-name="P21">Alternatively, the log level can be set by editing <text:span text:style-name="T37">the app settings file</text:span>:</text:p>
      <text:p text:style-name="Code">C:\Program Files\audiamus\Book Lib Connect\appsettings.json</text:p>
      <text:p text:style-name="P21">Set to <text:span text:style-name="T34">null</text:span> for default.</text:p>
      <text:h text:style-name="P43" text:outline-level="2">Log <text:span text:style-name="T35">and temporary </text:span>files</text:h>
      <text:p text:style-name="P15">All log files will be saved to this folder:</text:p>
      <text:p text:style-name="P31">C:\Users\&lt;User&gt;\AppData\Local\audiamus\<text:span text:style-name="T33">BookLibConnect</text:span>\log</text:p>
      <text:p text:style-name="P15">The files <text:span text:style-name="T27">have the following naming scheme:</text:span></text:p>
      <text:p text:style-name="P31"><text:span text:style-name="T33">BookLibConnect</text:span>_&lt;year&gt;-&lt;month&gt;-&lt;day&gt;_&lt;nnn&gt;.log</text:p>
      <text:p text:style-name="P16">Example:</text:p>
      <text:p text:style-name="P31"><text:span text:style-name="T33">BookLibConnect</text:span>_202<text:span text:style-name="T33">1</text:span>-<text:span text:style-name="T33">12</text:span>-<text:span text:style-name="T33">03</text:span>_001.log</text:p>
      <text:p text:style-name="P17">A new log file will be created for every start of <text:span text:style-name="T33">Book Lib Connect</text:span>.</text:p>
      <text:p text:style-name="P17">Log entries in the file are single line messages, with timestamp, thread ID, class and method name, and a message text, usually with parameters.</text:p>
      <text:p text:style-name="P22"><text:span text:style-name="T37">All t</text:span>emporary files are written to </text:p>
      <text:p text:style-name="P33">C:\Users\&lt;User&gt;\AppData\Local\audiamus\<text:span text:style-name="T33">BookLibConnect</text:span>\<text:span text:style-name="T35">tmp</text:span></text:p>
      <text:p text:style-name="P22">Log files usually list the names of temporary files when written.</text:p>
      <text:h text:style-name="P44" text:outline-level="2">Log and temporary file maintenance</text:h>
      <text:p text:style-name="P22">Log and temporary files can be deleted if no longer needed.</text:p>
      <text:p text:style-name="P23">Do not delete any other files and folders in:</text:p>
      <text:p text:style-name="P32">C:\Users\&lt;User&gt;\AppData\Local\audiamus\<text:span text:style-name="T33">BookLibConnect</text:span>\</text:p>
      <text:h text:style-name="P51" text:outline-level="1">Release Notes</text:h>
      <text:h text:style-name="P48" text:outline-level="4">Version 0.<text:span text:style-name="T31">1.2</text:span> (0<text:span text:style-name="T31">1</text:span>/20<text:span text:style-name="T31">22</text:span>)</text:h>
      <text:list xml:id="list18297351" text:style-name="L7">
        <text:list-item>
          <text:p text:style-name="P57"><text:span text:style-name="T45">Logging: Can save book license response – with chapters – to temp files, log level 3</text:span>.</text:p>
        </text:list-item>
      </text:list>
      <text:h text:style-name="P46" text:outline-level="4">Version 0.<text:span text:style-name="T31">1.1</text:span> (0<text:span text:style-name="T31">1</text:span>/20<text:span text:style-name="T31">22</text:span>)</text:h>
      <text:list xml:id="list193709916599539" text:continue-numbering="true" text:style-name="L7">
        <text:list-item>
          <text:p text:style-name="P56">Bugfix for non-numeric sequence ID in titles of a book series.</text:p>
        </text:list-item>
        <text:list-item>
          <text:p text:style-name="P56">Minor enhancements.</text:p>
        </text:list-item>
      </text:list>
      <text:h text:style-name="P47" text:outline-level="4">Version 0.<text:span text:style-name="T31">1</text:span> (0<text:span text:style-name="T31">1</text:span>/20<text:span text:style-name="T31">22</text:span>)</text:h>
      <text:list xml:id="list193709254631612" text:continue-numbering="true" text:style-name="L7">
        <text:list-item>
          <text:p text:style-name="P66">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9</text:page-count></text:span></text:p>
      </style:header>
      <style:footer>
        <text:p text:style-name="Footer"/>
      </style:footer>
    </style:master-page>
    <style:master-page style:name="HTML" style:page-layout-name="Mpm2">
      <style:header>
        <text:p text:style-name="MP2"><text:title>Book Lib Connect</text:title><text:tab/><text:chapter text:display="name" text:outline-level="1">Log files</text:chapter></text:p>
        <text:p text:style-name="MP3"><text:reference-ref text:reference-format="text" text:ref-name="Versionsstand">Version 0.1.2</text:reference-ref><text:tab/></text:p>
      </style:header>
      <style:footer>
        <text:p text:style-name="MP4"><text:reference-ref text:reference-format="text" text:ref-name="Copyright">© 2021 – 2022 audiamus</text:reference-ref><text:tab/><text:tab/><text:span text:style-name="MT4">Page</text:span> <text:page-number text:select-page="current">7</text:page-number><text:s/>/ <text:page-count>9</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9" meta:paragraph-count="141" meta:word-count="1892" meta:character-count="11428" meta:non-whitespace-character-count="9665"/>
    <meta:user-defined meta:name="Info 1"/>
    <meta:user-defined meta:name="Info 2"/>
    <meta:user-defined meta:name="Info 3"/>
    <meta:user-defined meta:name="Info 4"/>
  </office:meta>
</office:document-meta>
</file>